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ableItemHelper.getExtraAttributes( ParserSettings settings , Attributes attributes , String [ ] ignoredAtt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ndableItemHelper.fillExtraAttributes( ParserSettings settings , DefaultExtendableItem item , Attributes attributes , String [ ] ignoredAt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ableItemHelper.ExtendableItem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ableItemHelper.getExtraAttributes( Attributes attributes ,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